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70.26mm"/>
    </style:style>
    <style:style style:name="co5" style:family="table-column">
      <style:table-column-properties fo:break-before="auto" style:column-width="101.04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37.85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80.1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15.59mm" fo:break-before="auto" style:use-optimal-row-height="false"/>
    </style:style>
    <style:style style:name="ro4" style:family="table-row">
      <style:table-row-properties style:row-height="17.18mm" fo:break-before="auto" style:use-optimal-row-height="false"/>
    </style:style>
    <style:style style:name="ro5" style:family="table-row">
      <style:table-row-properties style:row-height="15.86mm" fo:break-before="auto" style:use-optimal-row-height="false"/>
    </style:style>
    <style:style style:name="ro6" style:family="table-row">
      <style:table-row-properties style:row-height="16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fo:border="0.06pt solid #000000" style:vertical-align="top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 fo:border="0.06pt solid #000000" style:vertical-align="top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Droid Sans Fallback" style:font-size-asian="11pt" style:font-name-complex="FreeSans1" style:font-size-complex="11pt"/>
    </style:style>
    <style:style style:name="ce7" style:family="table-cell" style:parent-style-name="Default">
      <style:table-cell-properties fo:wrap-option="wrap" style:vertical-align="top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Noto Sans CJK SC Regular" style:font-size-asian="11pt" style:font-name-complex="FreeSans1" style:font-size-complex="11pt"/>
    </style:style>
    <style:style style:name="ce9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size-complex="11pt"/>
    </style:style>
    <style:style style:name="ce10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none" style:country-asian="none" style:font-size-complex="11pt"/>
    </style:style>
    <style:style style:name="ce11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size-complex="11pt"/>
    </style:style>
    <style:style style:name="ce12" style:family="table-cell" style:parent-style-name="Default">
      <style:table-cell-properties fo:wrap-option="wrap" fo:border="0.06pt solid #000000" style:shrink-to-fit="false" style:vertical-align="top"/>
      <style:text-properties style:font-name="Liberation Sans" fo:font-size="11pt" style:font-name-asian="FreeSans" style:font-size-asian="11pt" style:language-asian="none" style:country-asian="none" style:font-name-complex="FreeSans" style:font-size-complex="11pt"/>
    </style:style>
    <style:style style:name="ce13" style:family="table-cell" style:parent-style-name="Default">
      <style:table-cell-properties fo:wrap-option="wrap" fo:border="0.06pt solid #000000" style:shrink-to-fit="false" style:vertical-align="top"/>
      <style:text-properties style:font-name="Liberation Sans" fo:font-size="11pt" style:font-name-asian="FreeSans" style:font-size-asian="12pt" style:language-asian="none" style:country-asian="none" style:font-name-complex="FreeSans" style:font-size-complex="11pt"/>
    </style:style>
    <style:style style:name="ce14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none" style:country-asian="none" style:font-name-complex="FreeSans" style:font-size-complex="11pt"/>
    </style:style>
    <style:style style:name="ce15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name-complex="FreeSans" style:font-size-complex="11pt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DejaVu Sans" style:font-size-complex="11pt" style:language-complex="en" style:country-complex="US"/>
    </style:style>
    <style:style style:name="ce17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FreeSans1" style:font-size-complex="11pt"/>
    </style:style>
    <style:style style:name="ce18" style:family="table-cell" style:parent-style-name="Default">
      <style:table-cell-properties fo:wrap-option="wrap" fo:border="0.06pt solid #000000" style:vertical-align="top"/>
      <style:text-properties style:font-name="Liberation Sans" fo:font-size="12pt" style:font-name-asian="FreeSans" style:font-size-asian="12pt" style:language-asian="none" style:country-asian="none" style:font-name-complex="FreeSans" style:font-size-complex="11pt"/>
    </style:style>
    <style:style style:name="ce19" style:family="table-cell" style:parent-style-name="Default">
      <style:table-cell-properties fo:wrap-option="wrap" fo:border="0.06pt solid #000000" style:vertical-align="top"/>
      <style:text-properties style:font-name="Liberation Sans" fo:font-size="11pt" fo:language="none" fo:country="none" style:font-name-asian="FreeSans" style:font-size-asian="12pt" style:language-asian="none" style:country-asian="none" style:font-size-complex="11pt"/>
    </style:style>
    <style:style style:name="ce20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name-complex="DejaVu Sans" style:font-size-complex="11pt" style:language-complex="en" style:country-complex="US"/>
    </style:style>
    <style:style style:name="ce2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 style:vertical-align="top"/>
      <style:text-properties fo:color="#00cc33" style:font-name="Liberation Sans" fo:font-size="11pt" style:font-size-asian="11pt" style:font-size-complex="11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ff3333" style:font-name="Liberation Sans" fo:font-size="11pt" style:font-size-asian="11pt" style:font-size-complex="11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00cc33" style:font-name="Liberation Sans" fo:font-size="11pt" style:font-name-asian="Noto Sans CJK SC Regular" style:font-size-asian="11pt" style:font-name-complex="FreeSans1" style:font-size-complex="11pt"/>
    </style:style>
    <style:style style:name="ce29" style:family="table-cell" style:parent-style-name="Default">
      <style:table-cell-properties fo:wrap-option="wrap" fo:border="0.06pt solid #000000" style:vertical-align="top"/>
      <style:text-properties fo:color="#ff3333" style:font-name="Liberation Sans" fo:font-size="11pt" style:font-name-asian="Droid Sans Fallback" style:font-size-asian="11pt" style:font-name-complex="FreeSans1" style:font-size-complex="11pt"/>
    </style:style>
    <style:style style:name="T1" style:family="text">
      <style:text-properties fo:font-size="12pt" style:letter-kerning="true" style:country-asian="none" style:font-name-asian="FreeSans" style:font-name-complex="FreeSans" style:font-size-asian="12pt"/>
    </style:style>
    <style:style style:name="T2" style:family="text">
      <style:text-properties style:font-name="Liberation Sans" style:letter-kerning="true" style:country-asian="none" style:font-name-asian="FreeSans" style:font-size-asian="12pt"/>
    </style:style>
    <style:style style:name="T3" style:family="text">
      <style:text-properties style:letter-kerning="true" style:country-asian="none" style:font-name-asian="FreeSans" style:font-size-asian="12pt"/>
    </style:style>
    <style:style style:name="T4" style:family="text">
      <style:text-properties style:font-name="Liberation Sans" style:letter-kerning="true" style:country-asian="none" style:font-name-asian="FreeSans" style:font-name-complex="FreeSans" style:font-size-asian="12pt"/>
    </style:style>
    <style:style style:name="T5" style:family="text">
      <style:text-properties style:letter-kerning="true" style:country-asian="none" style:font-name-asian="FreeSans" style:font-name-complex="FreeSans" style:font-size-asian="12pt"/>
    </style:style>
    <style:style style:name="T6" style:family="text">
      <style:text-properties style:letter-kerning="true" fo:country="none" style:country-asian="none" style:font-name-asian="FreeSans" style:font-size-asian="12pt"/>
    </style:style>
    <style:style style:name="T7" style:family="text">
      <style:text-properties fo:font-size="12pt" style:letter-kerning="true" style:country-asian="none" style:country-complex="none" style:font-name-asian="FreeSans" style:font-name-complex="FreeSans" style:font-size-asian="12pt"/>
    </style:style>
    <style:style style:name="T8" style:family="text">
      <style:text-properties style:font-name="Liberation Sans" style:letter-kerning="true" style:country-asian="none" style:country-complex="none" style:font-name-asian="FreeSans" style:font-name-complex="DejaVu Sans" style:font-size-asian="12pt"/>
    </style:style>
    <style:style style:name="T9" style:family="text">
      <style:text-properties fo:font-size="12pt" style:letter-kerning="true" style:country-asian="none" style:font-name-asian="FreeSans" style:font-size-asian="12pt"/>
    </style:style>
    <style:style style:name="T10" style:family="text">
      <style:text-properties fo:font-size="12pt" style:letter-kerning="true" style:country-asian="none" style:font-name-asian="FreeSans" style:font-size-asian="12pt" fo:font-weight="normal" fo:country="none" style:font-weight-asian="normal" style:font-weight-complex="normal"/>
    </style:style>
    <style:style style:name="T11" style:family="text">
      <style:text-properties fo:font-size="12pt" style:letter-kerning="true" style:country-asian="none" style:font-name-asian="FreeSans" style:font-name-complex="FreeSans" style:font-size-asian="12pt" fo:color="#000000" fo:font-weight="normal" fo:country="none" style:font-weight-asian="normal" style:font-weight-complex="normal"/>
    </style:style>
    <style:style style:name="T12" style:family="text">
      <style:text-properties style:font-name="Liberation Sans" style:font-name-asian="Noto Sans CJK SC Regular" style:font-name-complex="FreeSans"/>
    </style:style>
    <style:style style:name="T13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Sr no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End Point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Headers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Expected Response</text:p>
          </table:table-cell>
          <table:table-cell table:style-name="ce1" office:value-type="string" calcext:value-type="string">
            <text:p>Actual Response</text:p>
          </table:table-cell>
          <table:table-cell table:style-name="ce1" office:value-type="string" calcext:value-type="string">
            <text:p>Expected Status Code</text:p>
          </table:table-cell>
          <table:table-cell table:style-name="ce1" office:value-type="string" calcext:value-type="string">
            <text:p>Actual Status Code</text:p>
          </table:table-cell>
          <table:table-cell table:style-name="ce1" office:value-type="string" calcext:value-type="string">
            <text:p>Followed Steps</text:p>
          </table:table-cell>
          <table:table-cell table:style-name="ce1" office:value-type="string" calcext:value-type="string">
            <text:p>Status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ter user Create without content-typ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/>
          <table:table-cell table:style-name="ce9" office:value-type="string" calcext:value-type="string">
            <text:p><text:span text:style-name="T2">{"emailid":"bhumika.modia@einfochips.com",</text:span></text:p>
            <text:p><text:span text:style-name="T2">"firstname": "Bhumika",</text:span></text:p>
            <text:p><text:span text:style-name="T2">"lastname": "Modia",</text:span></text:p>
            <text:p><text:span text:style-name="T2">"metainfo": {"City":"Ahemdabad"}, </text:span></text:p>
            <text:p><text:span text:style-name="T2">"password": "Bhumika@123",</text:span></text:p>
            <text:p><text:span text:style-name="T2">"phone": "9999988888"</text:span><text:span text:style-name="T3">}</text:span></text:p>
          </table:table-cell>
          <table:table-cell table:number-columns-repeated="2" table:style-name="ce21" office:value-type="string" calcext:value-type="string">
            <text:p>{"errormessage":[{"param":"content-type","msg":"invalid content-type","value":"text/plain;charset=UTF-8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ter user Cre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0" office:value-type="string" calcext:value-type="string">
            <text:p><text:span text:style-name="T2">{"emailid":"bhumika.modia@einfochips.com",</text:span></text:p>
            <text:p><text:span text:style-name="T2">"firstname": "Bhumika",</text:span></text:p>
            <text:p><text:span text:style-name="T2">"lastname": "Modia",</text:span></text:p>
            <text:p><text:span text:style-name="T2">"metainfo": {"City":"Ahemdabad"}, </text:span></text:p>
            <text:p><text:span text:style-name="T2">"password": "Bhumika@123",</text:span></text:p>
            <text:p><text:span text:style-name="T2">"phone": "9999988888"</text:span><text:span text:style-name="T3">}</text:span></text:p>
          </table:table-cell>
          <table:table-cell table:number-columns-repeated="2" table:style-name="ce21" office:value-type="string" calcext:value-type="string">
            <text:p>{"success":"success","result":{"muserid":"3641ef9a-404c-4e70-a5b4-5ee0ec5062ad"}}</text:p>
          </table:table-cell>
          <table:table-cell table:number-columns-repeated="2" office:value-type="float" office:value="201" calcext:value-type="float">
            <text:p>201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ster user Cre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1" office:value-type="string" calcext:value-type="string">
            <text:p>{"emailid":"",</text:p>
            <text:p>"firstname": "Bhumika",</text:p>
            <text:p>"lastname": "Modia",</text:p>
            <text:p>"metainfo": {"City":"Ahemdabad"}, </text:p>
            <text:p>"password": "Bhumika@123",</text:p>
            <text:p>"phone": "9999988888"}</text:p>
          </table:table-cell>
          <table:table-cell table:number-columns-repeated="2" table:style-name="ce21" office:value-type="string" calcext:value-type="string">
            <text:p>{"errormessage":[{"param":"emailid","msg":"empty emailid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user Create – with same unique key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2" office:value-type="string" calcext:value-type="string">
            <text:p><text:span text:style-name="T4">{"emailid":"</text:span><text:span text:style-name="T4"><text:a xlink:href="mailto:bhumika.modia@einfochips.com" xlink:type="simple">bhumika.modia@einfochips.com</text:a></text:span><text:span text:style-name="T4">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Bhumika@123",</text:span></text:p>
            <text:p><text:span text:style-name="T4">"phone": "9999988888"</text:span><text:span text:style-name="T5">}</text:span></text:p>
          </table:table-cell>
          <table:table-cell office:value-type="string" calcext:value-type="string">
            <text:p>{"errormessage":"user already exist"}</text:p>
          </table:table-cell>
          <table:table-cell table:style-name="ce21" office:value-type="string" calcext:value-type="string">
            <text:p>{"errormessage":"user already exist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user Create – with white spac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2" office:value-type="string" calcext:value-type="string">
            <text:p><text:span text:style-name="T4">{</text:span></text:p>
            <text:p><text:span text:style-name="T4">"emailid":"bhumika.modia1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 ",</text:span></text:p>
            <text:p><text:span text:style-name="T4">"phone": "9999988888"</text:span></text:p>
            <text:p><text:span text:style-name="T4">}</text:span></text:p>
          </table:table-cell>
          <table:table-cell office:value-type="string" calcext:value-type="string">
            <text:p>{"errormessage":[{"param":"password","msg":"empty password","value":" "}]}</text:p>
          </table:table-cell>
          <table:table-cell table:style-name="ce21" office:value-type="string" calcext:value-type="string">
            <text:p>{"errormessage":[{"param":"password","msg":"empty password","value":" 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2"/>
          <table:table-cell/>
          <table:table-cell table:style-name="ce21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user Create – not mandatory field with blank valu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3" office:value-type="string" calcext:value-type="string">
            <text:p><text:span text:style-name="T4">{</text:span></text:p>
            <text:p><text:span text:style-name="T4">"emailid":"bhumika.modia1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 ",</text:span></text:p>
            <text:p><text:span text:style-name="T4">"phone": " "</text:span></text:p>
            <text:p><text:span text:style-name="T4">}</text:span></text:p>
          </table:table-cell>
          <table:table-cell table:number-columns-repeated="2" table:style-name="ce21" office:value-type="string" calcext:value-type="string">
            <text:p>{"success":"success","result":{"muserid":"3641ef9a-404c-4e70-a5b4-5ee0ec5062ad"}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 user Upd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}</text:p>
          </table:table-cell>
          <table:table-cell table:style-name="ce14" office:value-type="string" calcext:value-type="string">
            <text:p><text:span text:style-name="T4">{"emailid":"bhumika.modia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,"Country": "India"}, </text:span></text:p>
            <text:p><text:span text:style-name="T4">"password": "Bhumika@123",</text:span></text:p>
            <text:p><text:span text:style-name="T4">"phone": "9999988888"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user Upd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5">{</text:span></text:p>
            <text:p><text:span text:style-name="T5">"firstname": "Bhumika",</text:span></text:p>
            <text:p><text:span text:style-name="T5">"lastname": "Modia",</text:span></text:p>
            <text:p><text:span text:style-name="T5">"metainfo": {"City":"Ahemdabad","Country": "India"}, </text:span></text:p>
            <text:p><text:span text:style-name="T5">"password": "Bhumika@123",</text:span></text:p>
            <text:p><text:span text:style-name="T5">"phone": "9999988888"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ster user Update- mandatory field as blank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5">{</text:span></text:p>
            <text:p><text:span text:style-name="T5">"firstname": "Bhumika",</text:span></text:p>
            <text:p><text:span text:style-name="T5">"lastname": "Modia",</text:span></text:p>
            <text:p><text:span text:style-name="T5">"metainfo": {"City":"Ahemdabad","Country": "India"}, </text:span></text:p>
            <text:p><text:span text:style-name="T5">"password": "",</text:span></text:p>
            <text:p><text:span text:style-name="T5">"phone": "9999988888"}</text:span></text:p>
          </table:table-cell>
          <table:table-cell table:number-columns-repeated="2" table:style-name="ce21" office:value-type="string" calcext:value-type="string">
            <text:p>{"errormessage":[{"param":"password","msg":"empty password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user update – not mandatory field with blank valu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3" office:value-type="string" calcext:value-type="string">
            <text:p><text:span text:style-name="T4">{</text:span></text:p>
            <text:p><text:span text:style-name="T4">"firstname": "Bhumika",</text:span></text:p>
            <text:p><text:span text:style-name="T4">"lastname": "Modia",</text:span></text:p>
            <text:p><text:span text:style-name="T4">"metainfo": {}</text:span></text:p>
            <text:p><text:span text:style-name="T4">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3"/>
          <table:table-cell/>
          <table:table-cell table:style-name="ce21"/>
          <table:table-cell table:number-columns-repeated="3"/>
          <table:table-cell table:style-name="ce27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user update – with emailid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3" office:value-type="string" calcext:value-type="string">
            <text:p><text:span text:style-name="T4">{</text:span></text:p>
            <text:p><text:span text:style-name="T4">"emailid":"bhumika.modia@einfochips.com",</text:span></text:p>
            <text:p><text:span text:style-name="T4">"password": "pwd1"</text:span></text:p>
            <text:p><text:span text:style-name="T4">}</text:span></text:p>
          </table:table-cell>
          <table:table-cell office:value-type="string" calcext:value-type="string">
            <text:p>{</text:p>
            <text:p>"emailid":"bhumika.modia@einfochips.com",</text:p>
            <text:p>"password": "pwd1"</text:p>
            <text:p>}</text:p>
          </table:table-cell>
          <table:table-cell table:style-name="ce21" office:value-type="string" calcext:value-type="string">
            <text:p>{</text:p>
            <text:p>"emailid":"bhumika.modia@einfochips.com",</text:p>
            <text:p>"password": "pwd1"</text:p>
            <text:p>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et by 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ster user Get by ID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{"success":"success","result":[{"muserid":"3641ef9a-404c-4e70-a5b4-5ee0ec5062ad","create_ts":"2017-03-03T13:16:26.545Z","emailid":"<text:a xlink:href="mailto:bhumika.modia@einfochips.com" xlink:type="simple">bhumika.modia@einfochips.com</text:a>","firstname":"Bhumika","isactive":true,"isdelete":false,"lastname":"Modia","metainfo":{"City":"Ahemdabad"},"mod_by":null,"mod_ts":"2017-03-03T13:16:26.547Z","password":"2686c19d287a7950611bb7","phone":"9999988888"}]}</text:p>
          </table:table-cell>
          <table:table-cell table:style-name="ce21" office:value-type="string" calcext:value-type="string">
            <text:p>{"success":"success","result":[{"muserid":"3641ef9a-404c-4e70-a5b4-5ee0ec5062ad","create_ts":"2017-03-03T13:16:26.545Z","emailid":"<text:a xlink:href="mailto:bhumika.modia@einfochips.com" xlink:type="simple">bhumika.modia@einfochips.com</text:a>","firstname":"Bhumika","isactive":true,"isdelete":false,"lastname":"Modia","metainfo":{"City":"Ahemdabad"},"mod_by":null,"mod_ts":"2017-03-03T13:16:26.547Z","password":"2686c19d287a7950611bb7","phone":"9999988888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ter user Get by ID without token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1" office:value-type="string" calcext:value-type="string">
            <text:p>{"errormessage":"token not available! provide token for authentication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ster user login – with wrong password</text:p>
          </table:table-cell>
          <table:table-cell office:value-type="string" calcext:value-type="string">
            <text:p>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7" office:value-type="string" calcext:value-type="string">
            <text:p>{"emailid":"bhumika.modia@einfochips.com",</text:p>
            <text:p>"password": "Bhumika@1234"}</text:p>
            <text:p/>
          </table:table-cell>
          <table:table-cell table:number-columns-repeated="2" table:style-name="ce21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ster user login – with wrong Email</text:p>
          </table:table-cell>
          <table:table-cell office:value-type="string" calcext:value-type="string">
            <text:p>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{"emailid":"bhumika.modia@einfochips.co.in",</text:p>
            <text:p>"password": "<text:a xlink:href="mailto:Bhumika@1234" xlink:type="simple">Bhumika@1234</text:a>"}</text:p>
            <text:p/>
          </table:table-cell>
          <table:table-cell table:number-columns-repeated="2" table:style-name="ce21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ster user login</text:p>
          </table:table-cell>
          <table:table-cell office:value-type="string" calcext:value-type="string">
            <text:p>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{"emailid":"<text:a xlink:href="mailto:bhumika.modia@einfochips.com" xlink:type="simple">bhumika.modia@einfochips.com</text:a>",</text:p>
            <text:p>"password": "<text:a xlink:href="mailto:Bhumika@123" xlink:type="simple">Bhumika@123</text:a>"}</text:p>
            <text:p/>
          </table:table-cell>
          <table:table-cell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style-name="ce21"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APP - Cre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 create – without token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3">{"appdesc" : "App1",</text:span></text:p>
            <text:p><text:span text:style-name="T3">"appname":"App1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P create – without mandatory detail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6" office:value-type="string" calcext:value-type="string">
            <text:p><text:span text:style-name="T3">{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errormessage":[{"param":"appname","msg":"empty app name"},{"param":"secretkey","msg":"empty secret key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APP create – with improper format data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1" office:value-type="string" calcext:value-type="string">
            <text:p><text:span text:style-name="T3">{</text:span></text:p>
            <text:p><text:span text:style-name="T3">"appdesc" : "App1",</text:span></text:p>
            <text:p><text:span text:style-name="T3">"appname":"",</text:span></text:p>
            <text:p><text:span text:style-name="T3">"secretkey": "abd123"</text:span></text:p>
            <text:p><text:span text:style-name="T3">}</text:span></text:p>
          </table:table-cell>
          <table:table-cell table:style-name="ce21" office:value-type="string" calcext:value-type="string">
            <text:p/>
            <text:p/>
            <text:p>{"errormessage":[{"param":"appname","msg":"empty app name","value":""}]}</text:p>
            <text:p/>
            <text:p/>
          </table:table-cell>
          <table:table-cell table:style-name="ce21" office:value-type="string" calcext:value-type="string">
            <text:p/>
            <text:p/>
            <text:p>{"errormessage":[{"param":"appname","msg":"empty app name","value":""}]}</text:p>
            <text:p/>
            <text:p/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APP create – madatory field with white space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appdesc" : "App1",</text:span></text:p>
            <text:p><text:span text:style-name="T3">"appname":" ",</text:span></text:p>
            <text:p><text:span text:style-name="T3">"secretkey": "abd123"</text:span></text:p>
            <text:p><text:span text:style-name="T3">}</text:span></text:p>
          </table:table-cell>
          <table:table-cell table:style-name="ce21" office:value-type="string" calcext:value-type="string">
            <text:p/>
            <text:p/>
            <text:p/>
            <text:p><text:span text:style-name="T12">{"errormessage":[{"param":"appname","msg":"empty app name","value":""}]}</text:span></text:p>
            <text:p/>
            <text:p/>
            <text:p/>
            <text:p/>
          </table:table-cell>
          <table:table-cell table:style-name="ce23" office:value-type="string" calcext:value-type="string">
            <text:p/>
            <text:p/>
            <text:p><text:span text:style-name="T13">{"errormessage":[{"param":"appname","msg":"empty app name","value":""}]}</text:span></text:p>
            <text:p/>
            <text:p/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8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P create 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1" office:value-type="string" calcext:value-type="string">
            <text:p><text:span text:style-name="T3">{"appdesc" : "App1",</text:span></text:p>
            <text:p><text:span text:style-name="T3">"appname":"App1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1" office:value-type="string" calcext:value-type="string">
            <text:p>{"success":"success","result":{"appid":"1d7f6dfc-ae6b-45e2-a4e7-67f696c7d149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1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P Update – without token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1" office:value-type="string" calcext:value-type="string">
            <text:p><text:span text:style-name="T3">{"appdesc" : "App1",</text:span></text:p>
            <text:p><text:span text:style-name="T3">"appname":"App1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 update – with mandatory detail blank or null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1" office:value-type="string" calcext:value-type="string">
            <text:p><text:span text:style-name="T3">{"appdesc" : "",</text:span></text:p>
            <text:p><text:span text:style-name="T3">"appname":"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1" office:value-type="string" calcext:value-type="string">
            <text:p>{"errormessage":[{"param":"appdesc","msg":"empty app description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P update– mandatory detail with white space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"appdesc" : "App1",</text:span></text:p>
            <text:p><text:span text:style-name="T3">"appname":" ",</text:span></text:p>
            <text:p><text:span text:style-name="T3">"secretkey": "abd123"}</text:span></text:p>
          </table:table-cell>
          <table:table-cell table:style-name="ce22" office:value-type="string" calcext:value-type="string">
            <text:p>{"errormessage":[{"param":"appname","msg":"empty app name","value":" <text:s/>"}]}</text:p>
          </table:table-cell>
          <table:table-cell table:style-name="ce21" office:value-type="string" calcext:value-type="string">
            <text:p>{"errormessage":[{"param":"appname","msg":"empty app name","value":" <text:s/>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P update– not mandatory field blank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"appdesc" : "",</text:span></text:p>
            <text:p><text:span text:style-name="T3">"appname":"App1",</text:span></text:p>
            <text:p><text:span text:style-name="T3">"secretkey": "abd123"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p Update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7" office:value-type="string" calcext:value-type="string">
            <text:p><text:span text:style-name="T1">{"appdesc" : "App1",</text:span></text:p>
            <text:p><text:span text:style-name="T1">"appname":"App1",</text:span></text:p>
            <text:p><text:span text:style-name="T1">"metainfo": {"info":"AHM1233"},</text:span></text:p>
            <text:p><text:span text:style-name="T1">"secretkey": "abd123"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p Get By ID – without token</text:p>
          </table:table-cell>
          <table:table-cell office:value-type="string" calcext:value-type="string">
            <text:p>/app?app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p Get By ID fetch with wrong id</text:p>
          </table:table-cell>
          <table:table-cell office:value-type="string" calcext:value-type="string">
            <text:p>/app?app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1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p Get By ID with int id</text:p>
          </table:table-cell>
          <table:table-cell office:value-type="string" calcext:value-type="string">
            <text:p>/app?appid=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App Get By ID with string parameter</text:p>
          </table:table-cell>
          <table:table-cell table:style-name="ce6" office:value-type="string" calcext:value-type="string">
            <text:p>/app?appid=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App Get By ID</text:p>
          </table:table-cell>
          <table:table-cell table:style-name="ce6" office:value-type="string" calcext:value-type="string">
            <text:p>/app?appid=27b4aba5-7a0e-4b76-8d08-21469dd06bcf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1" office:value-type="string" calcext:value-type="string"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table:style-name="ce21" office:value-type="string" calcext:value-type="string"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p List</text:p>
          </table:table-cell>
          <table:table-cell office:value-type="string" calcext:value-type="string">
            <text:p>/app/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App List</text:p>
          </table:table-cell>
          <table:table-cell office:value-type="string" calcext:value-type="string">
            <text:p>/app/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1" office:value-type="string" calcext:value-type="string"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office:value-type="string" calcext:value-type="string"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style-name="ce6"/>
          <table:table-cell table:number-columns-repeated="5"/>
          <table:table-cell table:style-name="ce21"/>
          <table:table-cell table:number-columns-repeated="4"/>
          <table:table-cell table:style-name="ce26"/>
          <table:table-cell table:number-columns-repeated="1012"/>
        </table:table-row>
        <table:table-row table:style-name="ro1">
          <table:table-cell table:style-name="ce4" office:value-type="string" calcext:value-type="string">
            <text:p>Role - Cre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le create – without token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Admin",</text:span></text:p>
            <text:p><text:span text:style-name="T3">"metainfo": {"info":"AHM1233"}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le create – without mandatory detail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6" office:value-type="string" calcext:value-type="string">
            <text:p><text:span text:style-name="T3">{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errormessage":[{"param":"rolename","msg":"empty role nam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Role create – mandatory field with white space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 ",</text:span></text:p>
            <text:p><text:span text:style-name="T3">"metainfo": 133123}</text:span></text:p>
          </table:table-cell>
          <table:table-cell table:number-columns-repeated="2" table:style-name="ce23" office:value-type="string" calcext:value-type="string">
            <text:p>{"errormessage":[{"param":"rolename","msg":"empty role nam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le create 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Admin",</text:span></text:p>
            <text:p><text:span text:style-name="T3">"metainfo": {"info":"AHM1233"}}</text:span></text:p>
          </table:table-cell>
          <table:table-cell table:number-columns-repeated="2" table:style-name="ce21" office:value-type="string" calcext:value-type="string">
            <text:p>{"success":"success","result":{"roleid":"c9e09e2d-da86-4133-a78f-04a1bbda204e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le Update – without token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Admin",</text:span></text:p>
            <text:p><text:span text:style-name="T3">"metainfo": {"info":"AHM1233"}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le create – with mandatory detail blank or null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roledesc" : "",</text:span></text:p>
            <text:p><text:span text:style-name="T3">"rolename":"",</text:span></text:p>
            <text:p><text:span text:style-name="T3">"metainfo": {"info":"AHM1233"}}</text:span></text:p>
          </table:table-cell>
          <table:table-cell table:number-columns-repeated="2" table:style-name="ce23" office:value-type="string" calcext:value-type="string">
            <text:p>{"errormessage":[{"param":"rolename","msg":"empty role nam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ole create – mandatory detail with white space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8" office:value-type="string" calcext:value-type="string">
            <text:p><text:span text:style-name="T5">{</text:span></text:p>
            <text:p><text:span text:style-name="T5">"roledesc" : "admin role",</text:span></text:p>
            <text:p><text:span text:style-name="T5">"rolename":"",</text:span></text:p>
            <text:p><text:span text:style-name="T5">"metainfo":1222}</text:span></text:p>
          </table:table-cell>
          <table:table-cell table:number-columns-repeated="2" table:style-name="ce23" office:value-type="string" calcext:value-type="string">
            <text:p>{"errormessage":[{"param":"rolename","msg":"empty role nam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le Update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8" office:value-type="string" calcext:value-type="string">
            <text:p><text:span text:style-name="T5">{</text:span></text:p>
            <text:p><text:span text:style-name="T5">"roledesc" : "admin role",</text:span></text:p>
            <text:p><text:span text:style-name="T5">"rolename":"Admin",</text:span></text:p>
            <text:p><text:span text:style-name="T5">"metainfo": {"info":"AHM1233"}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ole Get By ID – without token</text:p>
          </table:table-cell>
          <table:table-cell office:value-type="string" calcext:value-type="string">
            <text:p>/role?role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le Get By ID fetch with wrong id</text:p>
          </table:table-cell>
          <table:table-cell office:value-type="string" calcext:value-type="string">
            <text:p>/role?role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1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ole Get By ID with int id</text:p>
          </table:table-cell>
          <table:table-cell office:value-type="string" calcext:value-type="string">
            <text:p>/role?roleid=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Role Get By ID with string parameter</text:p>
          </table:table-cell>
          <table:table-cell table:style-name="ce6" office:value-type="string" calcext:value-type="string">
            <text:p>/role?roleid=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table:style-name="ce23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29"/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Role Get By ID </text:p>
          </table:table-cell>
          <table:table-cell table:style-name="ce6" office:value-type="string" calcext:value-type="string">
            <text:p>/role?roleid=<text:span text:style-name="T1">3585a05c-79af-4758-b579-9ef62526590b</text:span>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2" office:value-type="string" calcext:value-type="string">
            <text:p>{"success":"success","result":[{"roleid":"c9e09e2d-da86-4133-a78f-04a1bbda204e","appid":"4051eb5b-056a-4041-bdc7-b05e9997a29c","create_ts":"2017-03-03T13:52:18.939Z","isactive":true,"isdelete":false,"metainfo":{"info":"AHM1233"},"mod_by":null,"mod_ts":"2017-03-03T13:52:18.939Z","roledesc":"admin role","rolename":"admin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le list without token</text:p>
          </table:table-cell>
          <table:table-cell office:value-type="string" calcext:value-type="string">
            <text:p>/role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le List with int app id</text:p>
          </table:table-cell>
          <table:table-cell office:value-type="string" calcext:value-type="string">
            <text:p>/role/list?appid=1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ole List with alphabet appid</text:p>
          </table:table-cell>
          <table:table-cell office:value-type="string" calcext:value-type="string">
            <text:p>/role/list?appid=aa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1" office:value-type="string" calcext:value-type="string">
            <text:p>BAD REQUEST</text:p>
          </table:table-cell>
          <table:table-cell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le List</text:p>
          </table:table-cell>
          <table:table-cell office:value-type="string" calcext:value-type="string">
            <text:p>/role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2" office:value-type="string" calcext:value-type="string">
            <text:p>{"success":"success","result":[{"roleid":"c9e09e2d-da86-4133-a78f-04a1bbda204e","appid":"4051eb5b-056a-4041-bdc7-b05e9997a29c","create_ts":"2017-03-03T13:52:18.939Z","isactive":true,"isdelete":false,"metainfo":{"info":"AHM1233"},"mod_by":null,"mod_ts":"2017-03-03T13:52:18.939Z","roledesc":"admin role","rolename":"admin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lient - Create</text:p>
          </table:table-cell>
          <table:table-cell table:number-columns-repeated="12"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lient create – without token</text:p>
          </table:table-cell>
          <table:table-cell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9" office:value-type="string" calcext:value-type="string">
            <text:p><text:span text:style-name="T6">{</text:span></text:p>
            <text:p><text:span text:style-name="T6">"clientdesc" : "client 1",</text:span></text:p>
            <text:p><text:span text:style-name="T6">"clientname":"Client 1",</text:span></text:p>
            <text:p><text:span text:style-name="T6">"metainfo": {"info":"AHM1233"}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lient create – without mandatory detail</text:p>
          </table:table-cell>
          <table:table-cell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6" office:value-type="string" calcext:value-type="string">
            <text:p><text:span text:style-name="T3">{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errormessage":[{"param":"clientname","msg":"empty client name"},{"param":"defaultrole","msg":"empty default rol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Client create – mandatory detail with white space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clientdesc" : "client 1",</text:span></text:p>
            <text:p><text:span text:style-name="T3">"clientname":" ",</text:span></text:p>
            <text:p><text:span text:style-name="T3">"metainfo": 1111,"defaultrole" : ""}</text:span></text:p>
          </table:table-cell>
          <table:table-cell table:number-columns-repeated="2" table:style-name="ce21" office:value-type="string" calcext:value-type="string">
            <text:p>{"errormessage":[{"param":"defaultrole","msg":"empty default rol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lient create 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1" office:value-type="string" calcext:value-type="string">
            <text:p><text:span text:style-name="T3">{</text:span></text:p>
            <text:p><text:span text:style-name="T3">"clientdesc" : "client info",</text:span></text:p>
            <text:p><text:span text:style-name="T3">"clientname":"Client 1",</text:span></text:p>
            <text:p><text:span text:style-name="T3">"metainfo": {"info":"AHM1233"},</text:span></text:p>
            <text:p><text:span text:style-name="T3">"defaultrole" : "c9e09e2d-da86-4133-a78f-04a1bbda204e"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success":"success","result":{"clientid":"75ad5122-434c-4ebc-97c9-4b1d84dc6c2b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 table:number-rows-repeated="2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2"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lient Update – without token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clientdesc" : "client info",</text:span></text:p>
            <text:p><text:span text:style-name="T3">"clientname":"Client 1",</text:span></text:p>
            <text:p><text:span text:style-name="T3">"metainfo": {"info":"AHM1233"}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lient create – with mandatory detail blank or null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clientid" :"7725119e-7f48-4c8b-997a-0b2e5ef2d3ca",</text:span></text:p>
            <text:p><text:span text:style-name="T3">"clientdesc" : "",</text:span></text:p>
            <text:p><text:span text:style-name="T3">"clientname":" "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errormessage":[{"param":"clientname","msg":"empty client name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ient create – white space in mandatory field 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8" office:value-type="string" calcext:value-type="string">
            <text:p><text:span text:style-name="T5">{</text:span></text:p>
            <text:p><text:span text:style-name="T5">"clientdesc" : "client info",</text:span></text:p>
            <text:p><text:span text:style-name="T5">"clientname":" "</text:span></text:p>
            <text:p><text:span text:style-name="T5">}</text:span></text:p>
          </table:table-cell>
          <table:table-cell table:number-columns-repeated="2" table:style-name="ce23" office:value-type="string" calcext:value-type="string">
            <text:p>{"errormessage":[{"param":"clientname","msg":"empty client name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10"/>
          <table:table-cell table:style-name="ce7"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lient Update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8" office:value-type="string" calcext:value-type="string">
            <text:p><text:span text:style-name="T5">{</text:span></text:p>
            <text:p><text:span text:style-name="T5">"clientdesc" : "client info",</text:span></text:p>
            <text:p><text:span text:style-name="T5">"clientname":"Client 1",</text:span></text:p>
            <text:p><text:span text:style-name="T5">"metainfo": {"info":"AHM1233"}</text:span></text:p>
            <text:p><text:span text:style-name="T5">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2"/>
          <table:table-cell table:style-name="ce7"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lient Get By ID – without token</text:p>
          </table:table-cell>
          <table:table-cell office:value-type="string" calcext:value-type="string">
            <text:p>/client?clientid=7725119e-7f48-4c8b-997a-0b2e5ef2d3c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lient Get By ID fetch with wrong id</text:p>
          </table:table-cell>
          <table:table-cell table:style-name="ce6" office:value-type="string" calcext:value-type="string">
            <text:p>client?clientid=7725119e-7f48-4c8b-997a-0b2e5ef2d3c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1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lient Get By ID with int id</text:p>
          </table:table-cell>
          <table:table-cell office:value-type="string" calcext:value-type="string">
            <text:p>/client?clientid=7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office:value-type="string" calcext:value-type="string">
            <text:p>Exception occures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Client Get By ID with string parameter</text:p>
          </table:table-cell>
          <table:table-cell table:style-name="ce6" office:value-type="string" calcext:value-type="string">
            <text:p>/client?clientid=werw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table:style-name="ce21" office:value-type="string" calcext:value-type="string">
            <text:p>{"errormessage":"ResponseError: line 0:-1 no viable alternative at input '&lt;EOF&gt;'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29"/>
          <table:table-cell/>
          <table:table-cell table:style-name="ce7"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Client Get By ID </text:p>
          </table:table-cell>
          <table:table-cell table:style-name="ce6" office:value-type="string" calcext:value-type="string">
            <text:p>/client?clientid=7725119e-7f48-4c8b-997a-0b2e5ef2d3c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2" office:value-type="string" calcext:value-type="string">
            <text:p>{"success":"success","result":[{"clientid":"75ad5122-434c-4ebc-97c9-4b1d84dc6c2b","appid":"4051eb5b-056a-4041-bdc7-b05e9997a29c","clientdesc":"client info","clientname":"client 1","create_ts":"2017-03-03T14:04:33.336Z","defaultrole":"c9e09e2d-da86-4133-a78f-04a1bbda204e","isactive":true,"isdelete":false,"metainfo":{"info":"AHM1233"},"mod_by":null,"mod_ts":"2017-03-03T14:04:33.336Z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2"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lient list without token</text:p>
          </table:table-cell>
          <table:table-cell office:value-type="string" calcext:value-type="string">
            <text:p>/client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lient List with int app id</text:p>
          </table:table-cell>
          <table:table-cell table:style-name="ce6" office:value-type="string" calcext:value-type="string">
            <text:p>/client/list?appid=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1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lient List with alphabet appid</text:p>
          </table:table-cell>
          <table:table-cell table:style-name="ce6" office:value-type="string" calcext:value-type="string">
            <text:p>/client/list?appid=w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1" office:value-type="string" calcext:value-type="string">
            <text:p>BAD REQUEST</text:p>
          </table:table-cell>
          <table:table-cell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>
          <table:table-cell table:number-columns-repeated="11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lient List</text:p>
          </table:table-cell>
          <table:table-cell table:style-name="ce6" office:value-type="string" calcext:value-type="string">
            <text:p>/client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2" office:value-type="string" calcext:value-type="string">
            <text:p>{"success":"success","result":[{"clientid":"75ad5122-434c-4ebc-97c9-4b1d84dc6c2b","appid":"4051eb5b-056a-4041-bdc7-b05e9997a29c","clientdesc":"client info","clientname":"client 1","create_ts":"2017-03-03T14:04:33.336Z","defaultrole":"c9e09e2d-da86-4133-a78f-04a1bbda204e","isactive":true,"isdelete":false,"metainfo":{"info":"AHM1233"},"mod_by":null,"mod_ts":"2017-03-03T14:04:33.336Z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App User - Cre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pp user create – without mandatory detail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 text:c="2"/>}</text:p>
          </table:table-cell>
          <table:table-cell table:style-name="ce20" office:value-type="string" calcext:value-type="string">
            <text:p><text:span text:style-name="T3">{</text:span></text:p>
            <text:p><text:span text:style-name="T3">"emailid" :"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style-name="ce22" office:value-type="string" calcext:value-type="string">
            <text:p>{"errormessage":[{"param":"emailid","msg":"empty emailid","value":""}]}</text:p>
          </table:table-cell>
          <table:table-cell table:style-name="ce21" office:value-type="string" calcext:value-type="string">
            <text:p>{"errormessage":[{"param":"emailid","msg":"empty emailid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App user <text:s/>create – mandatory detail with white space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20" office:value-type="string" calcext:value-type="string">
            <text:p><text:span text:style-name="T3">{</text:span></text:p>
            <text:p><text:span text:style-name="T3">"emailid" :"bhumi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 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4" office:value-type="string" calcext:value-type="string">
            <text:p>{"errormessage":[{"param":"password","msg":"empty password","value":" 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pp user create 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emailid" :"bhumi.patel@einfochips.com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2" office:value-type="string" calcext:value-type="string">
            <text:p>{"success":"success","result":{"userid":"673a1720-2af7-4fc0-a8fe-299575c9ac17"}} 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1"/>
          <table:table-cell table:style-name="ce21"/>
          <table:table-cell table:style-name="ce25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pp user Create – with same unique key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2" office:value-type="string" calcext:value-type="string">
            <text:p><text:span text:style-name="T4">{"emailid":"bhumika.modia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Bhumika@123",</text:span></text:p>
            <text:p><text:span text:style-name="T4">"phone": "9999988888"</text:span></text:p>
            <text:p><text:span text:style-name="T5">}</text:span></text:p>
          </table:table-cell>
          <table:table-cell table:number-columns-repeated="2" table:style-name="ce22" office:value-type="string" calcext:value-type="string">
            <text:p>{"errormessage":"user already exist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pp user Update – without token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20" office:value-type="string" calcext:value-type="string">
            <text:p><text:span text:style-name="T3">{</text:span></text:p>
            <text:p><text:span text:style-name="T3">"emailid" :"bhumi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p user create – with mandatory detail with white space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20" office:value-type="string" calcext:value-type="string">
            <text:p><text:span text:style-name="T3">{</text:span></text:p>
            <text:p><text:span text:style-name="T3">"emailid" :"bhumi.patel@gmail.com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 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4" office:value-type="string" calcext:value-type="string">
            <text:p>{"errormessage":[{"param":"password","msg":"empty password","value":" 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pp user create –not mandatory field with blank value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20" office:value-type="string" calcext:value-type="string">
            <text:p><text:span text:style-name="T3">{</text:span></text:p>
            <text:p><text:span text:style-name="T3">"emailid" :"bhumi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"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pp user Update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20" office:value-type="string" calcext:value-type="string">
            <text:p><text:span text:style-name="T3">{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1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number-columns-repeated="4"/>
          <table:table-cell table:style-name="ce1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pp user login client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7">{</text:span></text:p>
            <text:p><text:span text:style-name="T8">"emailid" :"</text:span><text:span text:style-name="T8"><text:a xlink:href="mailto:bhumi.patel@gmail.com" xlink:type="simple">bhumi.patel@gmail.com</text:a></text:span><text:span text:style-name="T8">",</text:span></text:p>
            <text:p><text:span text:style-name="T8">"firstname" : "bhumi",</text:span></text:p>
            <text:p><text:span text:style-name="T8">"lastname":"patel",</text:span></text:p>
            <text:p><text:span text:style-name="T8">"metainfo": {"info":"AHM1233"},</text:span></text:p>
            <text:p><text:span text:style-name="T8">"password":"pwd1",</text:span></text:p>
            <text:p><text:span text:style-name="T8">"phone" : "9999977777"</text:span></text:p>
            <text:p><text:span text:style-name="T8">}</text:span></text:p>
          </table:table-cell>
          <table:table-cell table:number-columns-repeated="2" table:style-name="ce21" office:value-type="string" calcext:value-type="string">
            <text:p>{"errormessage":"client id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pp user login app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7">{</text:span></text:p>
            <text:p><text:span text:style-name="T8">"emailid" :"</text:span><text:span text:style-name="T8"><text:a xlink:href="mailto:bhumi.patel@gmail.com" xlink:type="simple">bhumi.patel@gmail.com</text:a></text:span><text:span text:style-name="T8">",</text:span></text:p>
            <text:p><text:span text:style-name="T8">"firstname" : "bhumi",</text:span></text:p>
            <text:p><text:span text:style-name="T8">"lastname":"patel",</text:span></text:p>
            <text:p><text:span text:style-name="T8">"metainfo": {"info":"AHM1233"},</text:span></text:p>
            <text:p><text:span text:style-name="T8">"password":"pwd1",</text:span></text:p>
            <text:p><text:span text:style-name="T8">"phone" : "9999977777"</text:span></text:p>
            <text:p><text:span text:style-name="T8">}</text:span></text:p>
          </table:table-cell>
          <table:table-cell table:number-columns-repeated="2" table:style-name="ce21" office:value-type="string" calcext:value-type="string">
            <text:p>{"errormessage":"app is not active or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pp user Get By ID – without token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App user Get By ID 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1" office:value-type="string" calcext:value-type="string">
            <text:p>{"success":"success","result":[{"clientid":"7725119e-7f48-4c8b-997a-0b2e5ef2d3ca","appid":"2038faec-3904-42d7-835c-0cd615c27209","clientdesc":"client 1","clientname":"Client 1","create_ts":"2017-03-01T11:56:42.288Z","defaultrole":null,"isactive":true,"isdelete":false,"metainfo":{"info":"AHM1233"},"mod_by":null,"mod_ts":"2017-03-01T11:56:42.288Z"}]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pp user list without token</text:p>
          </table:table-cell>
          <table:table-cell office:value-type="string" calcext:value-type="string">
            <text:p>/appuser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1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pp user List with int app id</text:p>
          </table:table-cell>
          <table:table-cell office:value-type="string" calcext:value-type="string">
            <text:p>/appuser/list?appid=2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pp user List with alphabet appid</text:p>
          </table:table-cell>
          <table:table-cell office:value-type="string" calcext:value-type="string">
            <text:p>/appuser/list?appid=eww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1" office:value-type="string" calcext:value-type="string">
            <text:p>BAD REQUEST</text:p>
          </table:table-cell>
          <table:table-cell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pp user List</text:p>
          </table:table-cell>
          <table:table-cell office:value-type="string" calcext:value-type="string">
            <text:p>/appuser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1" office:value-type="string" calcext:value-type="string">
            <text:p>{"success":"success","result":[{"userid":"c952f8d8-3d2e-457d-a23e-267caeec5137","appid":"2038faec-3904-42d7-835c-0cd615c27209","create_ts":"2017-03-01T12:23:41.642Z","emailid":null,"firstname":"bhumi","isactive":true,"isdelete":false,"lastname":"patel","metainfo":{"info":"AHM1233"},"mod_by":null,"mod_ts":"2017-03-01T12:23:41.642Z","password":"1499d0c1","phone":"9999977777","role":["3585a05c-79af-4758-b579-9ef62526590b"]},{"userid":"683579f8-990d-4343-b32e-fe809474a6c0","appid":"2038faec-3904-42d7-835c-0cd615c27209","create_ts":"2017-03-01T12:21:22.751Z","emailid":"bhumi.patel@einfochips.com","firstname":"bhumi","isactive":true,"isdelete":false,"lastname":"patel","metainfo":{"info":"AHM1233"},"mod_by":null,"mod_ts":"2017-03-01T12:21:22.751Z","password":"1499d0c1","phone":"9999977777","role":["3585a05c-79af-4758-b579-9ef62526590b"]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App user login – with wrong passwor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7" office:value-type="string" calcext:value-type="string">
            <text:p><text:span text:style-name="T9">{"emailid":"</text:span><text:span text:style-name="T10">bhumi.patel@einfochips.com</text:span><text:span text:style-name="T9">",</text:span></text:p>
            <text:p><text:span text:style-name="T9">"password": "</text:span><text:span text:style-name="T9"><text:a xlink:href="mailto:Bhumika@123" xlink:type="simple">p</text:a></text:span><text:span text:style-name="T9">1",</text:span></text:p>
            <text:p><text:span text:style-name="T9">"clientid":"5a0f5656-257f-4e44-9d1b-e4fac66d9db2",</text:span></text:p>
            <text:p><text:span text:style-name="T9">}</text:span></text:p>
          </table:table-cell>
          <table:table-cell table:number-columns-repeated="2" table:style-name="ce21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pp user login – with wrong Email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9">{"emailid":"</text:span><text:span text:style-name="T10">bhumi.patel</text:span><text:span text:style-name="T9">",</text:span></text:p>
            <text:p><text:span text:style-name="T9">"password": "</text:span><text:span text:style-name="T9"><text:a xlink:href="mailto:Bhumika@123" xlink:type="simple">p</text:a></text:span><text:span text:style-name="T9">wd1",</text:span></text:p>
            <text:p><text:span text:style-name="T9">"clientid":"5a0f5656-257f-4e44-9d1b-e4fac66d9db2",</text:span></text:p>
            <text:p><text:span text:style-name="T9">}</text:span></text:p>
            <text:p/>
          </table:table-cell>
          <table:table-cell table:number-columns-repeated="2" table:style-name="ce21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App user login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9">{"emailid":"</text:span><text:span text:style-name="T10">bhumi.patel@einfochips.com</text:span><text:span text:style-name="T9">",</text:span></text:p>
            <text:p><text:span text:style-name="T9">"password": "</text:span><text:span text:style-name="T9"><text:a xlink:href="mailto:Bhumika@123" xlink:type="simple">p</text:a></text:span><text:span text:style-name="T9">wd1",</text:span></text:p>
            <text:p><text:span text:style-name="T9">"clientid":"5a0f5656-257f-4e44-9d1b-e4fac66d9db2",</text:span></text:p>
            <text:p><text:span text:style-name="T9">}</text:span></text:p>
          </table:table-cell>
          <table:table-cell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style-name="ce21"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App user login client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">{"emailid":"</text:span><text:span text:style-name="T11">bhumi.patel@einfochips.com</text:span><text:span text:style-name="T1">",</text:span></text:p>
            <text:p><text:span text:style-name="T1">"password": "</text:span><text:span text:style-name="T1"><text:a xlink:href="mailto:Bhumika@123" xlink:type="simple">p</text:a></text:span><text:span text:style-name="T1">1",</text:span></text:p>
            <text:p><text:span text:style-name="T1">"clientid":"5a0f5656-257f-4e44-9d1b-e4fac66d9db2",</text:span></text:p>
            <text:p><text:span text:style-name="T1">}</text:span></text:p>
          </table:table-cell>
          <table:table-cell table:number-columns-repeated="2" table:style-name="ce21" office:value-type="string" calcext:value-type="string">
            <text:p>{"errormessage":"client id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string" calcext:value-type="string">
            <text:p>App user login app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">{"emailid":"</text:span><text:span text:style-name="T11">bhumi.patel@einfochips.com</text:span><text:span text:style-name="T1">",</text:span></text:p>
            <text:p><text:span text:style-name="T1">"password": "</text:span><text:span text:style-name="T1"><text:a xlink:href="mailto:Bhumika@123" xlink:type="simple">p</text:a></text:span><text:span text:style-name="T1">1",</text:span></text:p>
            <text:p><text:span text:style-name="T1">"clientid":"5a0f5656-257f-4e44-9d1b-e4fac66d9db2",</text:span></text:p>
            <text:p><text:span text:style-name="T1">}</text:span></text:p>
          </table:table-cell>
          <table:table-cell table:number-columns-repeated="2" table:style-name="ce21" office:value-type="string" calcext:value-type="string">
            <text:p>{"errormessage":"app id not found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/verify </text:p>
          </table:table-cell>
          <table:table-cell office:value-type="string" calcext:value-type="string">
            <text:p>POST </text:p>
          </table:table-cell>
          <table:table-cell table:style-name="ce8"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{“success”:”success”}</text:p>
          </table:table-cell>
          <table:table-cell office:value-type="string" calcext:value-type="string">
            <text:p>Schema not define error occured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FAI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lient update with default role</text:p>
          </table:table-cell>
          <table:table-cell office:value-type="string" calcext:value-type="string">
            <text:p>/verify </text:p>
          </table:table-cell>
          <table:table-cell office:value-type="string" calcext:value-type="string">
            <text:p>POST </text:p>
          </table:table-cell>
          <table:table-cell table:style-name="ce8"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{“success”:”success”}</text:p>
          </table:table-cell>
          <table:table-cell table:style-name="ce22" office:value-type="string" calcext:value-type="string">
            <text:p>{"errormessage":"Invalid STRING constant (8a238a01-dd9f-46da-aaec-315e1e5888e0) for <text:s/>defaultrole <text:s/>of type uui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7" office:value-type="string" calcext:value-type="string">
            <text:p>FAIL</text:p>
          </table:table-cell>
          <table:table-cell table:number-columns-repeated="1012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2:44:52.692164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9:40:02.536246773</meta:creation-date>
    <dc:date>2017-03-14T14:05:49.896682646</dc:date>
    <meta:editing-duration>PT3H2M46S</meta:editing-duration>
    <meta:editing-cycles>26</meta:editing-cycles>
    <meta:generator>LibreOffice/5.1.6.2$Linux_X86_64 LibreOffice_project/10m0$Build-2</meta:generator>
    <meta:document-statistic meta:table-count="1" meta:cell-count="987" meta:object-count="0"/>
  </office:meta>
</office:document-meta>
</file>